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f833" officeooo:paragraph-rsid="0010f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que lleva a cabo la creación de ayuda en línea para una aplicación a través del sistema JavaHel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1:14:59.751000000</dc:date>
    <meta:editing-duration>PT2M10S</meta:editing-duration>
    <meta:editing-cycles>1</meta:editing-cycles>
    <meta:document-statistic meta:table-count="0" meta:image-count="0" meta:object-count="0" meta:page-count="1" meta:paragraph-count="1" meta:word-count="19" meta:character-count="106" meta:non-whitespace-character-count="88"/>
    <meta:generator>LibreOffice/7.2.7.2$Windows_X86_64 LibreOffice_project/8d71d29d553c0f7dcbfa38fbfda25ee34cce99a2</meta:generator>
  </office:meta>
</office:document-meta>
</file>